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Diagramm 1" svg:x="2.01575in" svg:y="0.24173in" svg:width="11.42362in" svg:height="6.281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6" table:style-name="ce1">
            <text:p>21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8425" table:style-name="ce1">
            <text:p>4842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673" table:style-name="ce1">
            <text:p>60673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049" table:style-name="ce1">
            <text:p>11049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611" table:style-name="ce1">
            <text:p>1961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012" table:style-name="ce1">
            <text:p>601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64" table:style-name="ce1">
            <text:p>2264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67" table:style-name="ce1">
            <text:p>867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09" table:style-name="ce1">
            <text:p>809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34" table:style-name="ce1">
            <text:p>93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10" table:style-name="ce1">
            <text:p>101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08" table:style-name="ce1">
            <text:p>90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12" table:style-name="ce1">
            <text:p>1512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197" table:style-name="ce1">
            <text:p>2197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38" table:style-name="ce1">
            <text:p>2538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59" table:style-name="ce1">
            <text:p>3759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91" table:style-name="ce1">
            <text:p>449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203" table:style-name="ce1">
            <text:p>5203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41" table:style-name="ce1">
            <text:p>3641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726" table:style-name="ce1">
            <text:p>6726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340" table:style-name="ce1">
            <text:p>834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584" table:style-name="ce1">
            <text:p>1058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007" table:style-name="ce1">
            <text:p>13007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616" table:style-name="ce1">
            <text:p>1561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128" table:style-name="ce1">
            <text:p>17128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820" table:style-name="ce1">
            <text:p>982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829" table:style-name="ce1">
            <text:p>20829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625" table:style-name="ce1">
            <text:p>2662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509" table:style-name="ce1">
            <text:p>31509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169" table:style-name="ce1">
            <text:p>37169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2771" table:style-name="ce1">
            <text:p>42771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109" table:style-name="ce1">
            <text:p>43109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2663" table:style-name="ce1">
            <text:p>22663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525" table:style-name="ce1">
            <text:p>48525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046" table:style-name="ce1">
            <text:p>58046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2935" table:style-name="ce1">
            <text:p>6293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890" table:style-name="ce1">
            <text:p>64890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394" table:style-name="ce1">
            <text:p>67394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873" table:style-name="ce1">
            <text:p>63873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127" table:style-name="ce1">
            <text:p>32127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2457" table:style-name="ce1">
            <text:p>62457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7568" table:style-name="ce1">
            <text:p>67568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6122" table:style-name="ce1">
            <text:p>66122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4101" table:style-name="ce1">
            <text:p>64101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826" table:style-name="ce1">
            <text:p>63826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552" table:style-name="ce1">
            <text:p>58552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873" table:style-name="ce1">
            <text:p>33873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489" table:style-name="ce1">
            <text:p>59489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4580" table:style-name="ce1">
            <text:p>64580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7433" table:style-name="ce1">
            <text:p>67433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178" table:style-name="ce1">
            <text:p>69178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8958" table:style-name="ce1">
            <text:p>68958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3697" table:style-name="ce1">
            <text:p>63697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9197" table:style-name="ce1">
            <text:p>39197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3587" table:style-name="ce1">
            <text:p>63587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538" table:style-name="ce1">
            <text:p>65538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8429" table:style-name="ce1">
            <text:p>68429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503" table:style-name="ce1">
            <text:p>66503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6577" table:style-name="ce1">
            <text:p>66577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0765" table:style-name="ce1">
            <text:p>60765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0294" table:style-name="ce1">
            <text:p>40294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6753" table:style-name="ce1">
            <text:p>56753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1193" table:style-name="ce1">
            <text:p>61193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7555" table:style-name="ce1">
            <text:p>57555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5006" table:style-name="ce1">
            <text:p>55006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1590" table:style-name="ce1">
            <text:p>51590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8186" table:style-name="ce1">
            <text:p>48186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4385" table:style-name="ce1">
            <text:p>34385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4455" table:style-name="ce1">
            <text:p>44455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5369" table:style-name="ce1">
            <text:p>45369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3865" table:style-name="ce1">
            <text:p>43865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2036" table:style-name="ce1">
            <text:p>42036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0747" table:style-name="ce1">
            <text:p>40747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7158" table:style-name="ce1">
            <text:p>37158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1455" table:style-name="ce1">
            <text:p>31455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1380" table:style-name="ce1">
            <text:p>31380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4463" table:style-name="ce1">
            <text:p>34463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4772" table:style-name="ce1">
            <text:p>34772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877" table:style-name="ce1">
            <text:p>33877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3835" table:style-name="ce1">
            <text:p>33835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3010" table:style-name="ce1">
            <text:p>33010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0562" table:style-name="ce1">
            <text:p>30562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9050" table:style-name="ce1">
            <text:p>29050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2619" table:style-name="ce1">
            <text:p>32619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4449" table:style-name="ce1">
            <text:p>34449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4236" table:style-name="ce1">
            <text:p>34236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5005" table:style-name="ce1">
            <text:p>35005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5650" table:style-name="ce1">
            <text:p>35650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5011" table:style-name="ce1">
            <text:p>35011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2512" table:style-name="ce1">
            <text:p>32512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6874" table:style-name="ce1">
            <text:p>36874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8422" table:style-name="ce1">
            <text:p>38422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9527" table:style-name="ce1">
            <text:p>39527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1186" table:style-name="ce1">
            <text:p>41186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1550" table:style-name="ce1">
            <text:p>41550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9566" table:style-name="ce1">
            <text:p>39566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7817" table:style-name="ce1">
            <text:p>37817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1315" table:style-name="ce1">
            <text:p>41315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4050" table:style-name="ce1">
            <text:p>44050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4861" table:style-name="ce1">
            <text:p>44861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5826" table:style-name="ce1">
            <text:p>45826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6764" table:style-name="ce1">
            <text:p>46764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4444" table:style-name="ce1">
            <text:p>44444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0637" table:style-name="ce1">
            <text:p>40637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4398" table:style-name="ce1">
            <text:p>44398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6651" table:style-name="ce1">
            <text:p>46651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7964" table:style-name="ce1">
            <text:p>47964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7772" table:style-name="ce1">
            <text:p>47772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7779" table:style-name="ce1">
            <text:p>47779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5538" table:style-name="ce1">
            <text:p>45538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1257" table:style-name="ce1">
            <text:p>41257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4186" table:style-name="ce1">
            <text:p>44186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6272" table:style-name="ce1">
            <text:p>46272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7000" table:style-name="ce1">
            <text:p>47000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6275" table:style-name="ce1">
            <text:p>46275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5210" table:style-name="ce1">
            <text:p>45210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842" table:style-name="ce1">
            <text:p>42842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7804" table:style-name="ce1">
            <text:p>37804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0170" table:style-name="ce1">
            <text:p>40170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0841" table:style-name="ce1">
            <text:p>40841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1149" table:style-name="ce1">
            <text:p>41149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0899" table:style-name="ce1">
            <text:p>40899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9631" table:style-name="ce1">
            <text:p>39631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6595" table:style-name="ce1">
            <text:p>36595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3271" table:style-name="ce1">
            <text:p>33271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4050" table:style-name="ce1">
            <text:p>34050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5655" table:style-name="ce1">
            <text:p>35655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5179" table:style-name="ce1">
            <text:p>35179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4497" table:style-name="ce1">
            <text:p>34497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3100" table:style-name="ce1">
            <text:p>33100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1365" table:style-name="ce1">
            <text:p>31365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8019" table:style-name="ce1">
            <text:p>28019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9056" table:style-name="ce1">
            <text:p>29056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9996" table:style-name="ce1">
            <text:p>29996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0344" table:style-name="ce1">
            <text:p>30344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9132" table:style-name="ce1">
            <text:p>29132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8433" table:style-name="ce1">
            <text:p>28433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7307" table:style-name="ce1">
            <text:p>27307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3734" table:style-name="ce1">
            <text:p>23734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4008" table:style-name="ce1">
            <text:p>24008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4540" table:style-name="ce1">
            <text:p>24540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3638" table:style-name="ce1">
            <text:p>23638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3608" table:style-name="ce1">
            <text:p>23608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3019" table:style-name="ce1">
            <text:p>23019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1548" table:style-name="ce1">
            <text:p>21548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8598" table:style-name="ce1">
            <text:p>18598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8901" table:style-name="ce1">
            <text:p>18901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003" table:style-name="ce1">
            <text:p>19003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8806" table:style-name="ce1">
            <text:p>18806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8639" table:style-name="ce1">
            <text:p>18639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7532" table:style-name="ce1">
            <text:p>17532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6536" table:style-name="ce1">
            <text:p>16536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4502" table:style-name="ce1">
            <text:p>1450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4568" table:style-name="ce1">
            <text:p>14568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5007" table:style-name="ce1">
            <text:p>15007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4274" table:style-name="ce1">
            <text:p>14274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4228" table:style-name="ce1">
            <text:p>14228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3627" table:style-name="ce1">
            <text:p>13627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2796" table:style-name="ce1">
            <text:p>12796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1461" table:style-name="ce1">
            <text:p>11461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0842" table:style-name="ce1">
            <text:p>10842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1136" table:style-name="ce1">
            <text:p>11136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0988" table:style-name="ce1">
            <text:p>10988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0736" table:style-name="ce1">
            <text:p>10736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0510" table:style-name="ce1">
            <text:p>10510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0144" table:style-name="ce1">
            <text:p>10144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9270" table:style-name="ce1">
            <text:p>9270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8574" table:style-name="ce1">
            <text:p>8574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8752" table:style-name="ce1">
            <text:p>8752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840" table:style-name="ce1">
            <text:p>8840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433" table:style-name="ce1">
            <text:p>8433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8401" table:style-name="ce1">
            <text:p>8401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7857" table:style-name="ce1">
            <text:p>7857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817" table:style-name="ce1">
            <text:p>6817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216" table:style-name="ce1">
            <text:p>6216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6377" table:style-name="ce1">
            <text:p>6377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353" table:style-name="ce1">
            <text:p>6353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716" table:style-name="ce1">
            <text:p>5716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5653" table:style-name="ce1">
            <text:p>5653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5167" table:style-name="ce1">
            <text:p>5167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4769" table:style-name="ce1">
            <text:p>4769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160" table:style-name="ce1">
            <text:p>4160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356" table:style-name="ce1">
            <text:p>4356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103" table:style-name="ce1">
            <text:p>4103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876" table:style-name="ce1">
            <text:p>3876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765" table:style-name="ce1">
            <text:p>3765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306" table:style-name="ce1">
            <text:p>3306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158" table:style-name="ce1">
            <text:p>3158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949" table:style-name="ce1">
            <text:p>2949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917" table:style-name="ce1">
            <text:p>2917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457" table:style-name="ce1">
            <text:p>2457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505" table:style-name="ce1">
            <text:p>2505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318" table:style-name="ce1">
            <text:p>2318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249" table:style-name="ce1">
            <text:p>2249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015" table:style-name="ce1">
            <text:p>2015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763" table:style-name="ce1">
            <text:p>1763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977" table:style-name="ce1">
            <text:p>1977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905" table:style-name="ce1">
            <text:p>1905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931" table:style-name="ce1">
            <text:p>1931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673" table:style-name="ce1">
            <text:p>1673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708" table:style-name="ce1">
            <text:p>1708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642" table:style-name="ce1">
            <text:p>1642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446" table:style-name="ce1">
            <text:p>1446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556" table:style-name="ce1">
            <text:p>1556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471" table:style-name="ce1">
            <text:p>1471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483" table:style-name="ce1">
            <text:p>1483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505" table:style-name="ce1">
            <text:p>1505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375" table:style-name="ce1">
            <text:p>1375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450" table:style-name="ce1">
            <text:p>1450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185" table:style-name="ce1">
            <text:p>1185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303" table:style-name="ce1">
            <text:p>1303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279" table:style-name="ce1">
            <text:p>1279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291" table:style-name="ce1">
            <text:p>129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198" table:style-name="ce1">
            <text:p>1198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182" table:style-name="ce1">
            <text:p>1182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184" table:style-name="ce1">
            <text:p>1184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121" table:style-name="ce1">
            <text:p>1121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087" table:style-name="ce1">
            <text:p>1087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223" table:style-name="ce1">
            <text:p>1223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147" table:style-name="ce1">
            <text:p>1147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229" table:style-name="ce1">
            <text:p>1229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171" table:style-name="ce1">
            <text:p>1171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195" table:style-name="ce1">
            <text:p>1195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102" table:style-name="ce1">
            <text:p>1102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223" table:style-name="ce1">
            <text:p>1223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313" table:style-name="ce1">
            <text:p>1313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526" table:style-name="ce1">
            <text:p>1526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767" table:style-name="ce1">
            <text:p>1767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288" table:style-name="ce1">
            <text:p>2288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8057" table:style-name="ce1">
            <text:p>8057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638" table:style-name="ce1">
            <text:p>2638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755" table:style-name="ce1">
            <text:p>3755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3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atrick Mertes</dc:creator>
    <dc:date>2014-03-14T18:44:5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452.2393700787401pt" svg:width="822.5007874015748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Anzahl des Auftretes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Grauwerte</text:p>
            </chart:title>
            <chart:categories table:cell-range-address="Sheet1.$A$1:.$A$256"/>
          </chart:axis>
          <chart:series chart:values-cell-range-address="Sheet1.$B$1:.$B$256" chart:class="chart:bar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